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OpenSymbol" svg:font-family="OpenSymbol"/>
    <style:font-face style:name="Times1" svg:font-family="Times"/>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5.018cm" table:align="left" style:writing-mode="lr-tb"/>
    </style:style>
    <style:style style:name="Tabella1.A" style:family="table-column">
      <style:table-column-properties style:column-width="3.538cm"/>
    </style:style>
    <style:style style:name="Tabella1.B" style:family="table-column">
      <style:table-column-properties style:column-width="3.175cm"/>
    </style:style>
    <style:style style:name="Tabella1.C" style:family="table-column">
      <style:table-column-properties style:column-width="8.304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Header">
      <style:text-properties style:font-name="Times New Roman"/>
    </style:style>
    <style:style style:name="P2" style:family="paragraph" style:parent-style-name="Footer">
      <style:text-properties fo:font-size="10pt" style:font-size-asian="10pt" style:font-size-complex="10pt"/>
    </style:style>
    <style:style style:name="P3" style:family="paragraph" style:parent-style-name="Frame_20_contents">
      <style:paragraph-properties fo:margin-top="0cm" fo:margin-bottom="0.212cm" fo:text-align="center" style:justify-single-word="false"/>
      <style:text-properties style:font-name="Times New Roman"/>
    </style:style>
    <style:style style:name="P4" style:family="paragraph" style:parent-style-name="Contents_20_Heading">
      <style:paragraph-properties fo:break-before="page"/>
      <style:text-properties style:font-name="Times New Roman"/>
    </style:style>
    <style:style style:name="P5" style:family="paragraph" style:parent-style-name="Standard">
      <style:paragraph-properties fo:text-align="start" style:justify-single-word="false" fo:break-before="page"/>
      <style:text-properties style:font-name="Times New Roman"/>
    </style:style>
    <style:style style:name="P6"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7"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8" style:family="paragraph" style:parent-style-name="Table_20_Contents">
      <style:paragraph-properties fo:text-align="start" style:justify-single-word="false" style:snap-to-layout-grid="false"/>
      <style:text-properties style:font-name="Times New Roman" fo:font-size="8pt" style:font-size-asian="8pt" style:font-size-complex="8pt"/>
    </style:style>
    <style:style style:name="P9"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10"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11"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12" style:family="paragraph" style:parent-style-name="Standard">
      <style:paragraph-properties fo:text-align="center" style:justify-single-word="false"/>
      <style:text-properties style:font-name="Times New Roman"/>
    </style:style>
    <style:style style:name="P13"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14"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5"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16" style:family="paragraph" style:parent-style-name="Standard">
      <style:paragraph-properties fo:text-align="center" style:justify-single-word="false"/>
      <style:text-properties style:font-name="Times New Roman" fo:font-size="9pt" fo:font-style="normal" fo:font-weight="normal" style:font-size-asian="9pt" style:font-style-asian="normal" style:font-weight-asian="normal" style:font-name-complex="Arial" style:font-size-complex="9pt" style:font-style-complex="normal" style:font-weight-complex="normal"/>
    </style:style>
    <style:style style:name="P17"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18" style:family="paragraph" style:parent-style-name="Standard">
      <style:paragraph-properties fo:text-align="start" style:justify-single-word="false"/>
      <style:text-properties style:font-name="Times New Roman" fo:font-size="9pt" fo:font-weight="normal" style:font-size-asian="9pt" style:font-weight-asian="normal" style:font-name-complex="Arial" style:font-size-complex="9pt" style:font-weight-complex="normal"/>
    </style:style>
    <style:style style:name="P19"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0" style:family="paragraph" style:parent-style-name="Standard">
      <style:paragraph-properties fo:text-align="center" style:justify-single-word="false"/>
      <style:text-properties style:font-name="Times New Roman" fo:font-size="8pt" style:font-size-asian="8pt" style:font-size-complex="8pt"/>
    </style:style>
    <style:style style:name="P21"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4pt" fo:font-weight="normal" style:font-size-asian="14pt" style:font-weight-asian="normal" style:font-name-complex="Arial" style:font-size-complex="14pt" style:font-weight-complex="normal"/>
    </style:style>
    <style:style style:name="P22" style:family="paragraph" style:parent-style-name="Standard" style:master-page-name="Standard">
      <style:paragraph-properties fo:text-align="center" style:justify-single-word="false" style:page-number="auto"/>
      <style:text-properties style:font-name="Times New Roman"/>
    </style:style>
    <style:style style:name="P23"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24" style:family="paragraph" style:parent-style-name="Standard">
      <style:paragraph-properties fo:text-align="center" style:justify-single-word="false"/>
      <style:text-properties style:font-name="Times New Roman"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P25"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6" style:family="paragraph" style:parent-style-name="Standard">
      <style:paragraph-properties fo:text-align="justify" style:justify-single-word="false"/>
      <style:text-properties fo:font-variant="normal" fo:text-transform="none" fo:color="#000000" style:text-line-through-style="none" style:font-name="Arial1" fo:font-size="9.64999961853027pt" fo:letter-spacing="normal" fo:font-style="normal" style:text-underline-style="none" fo:font-weight="normal" style:text-blinking="false" fo:background-color="transparent" style:font-weight-asian="normal" style:font-weight-complex="normal"/>
    </style:style>
    <style:style style:name="P27" style:family="paragraph" style:parent-style-name="Standard">
      <style:paragraph-properties fo:text-align="justify" style:justify-single-word="false"/>
      <style:text-properties fo:font-variant="normal" fo:text-transform="none" fo:color="#000000" style:text-line-through-style="none" style:font-name="Arial1" fo:font-size="9.64999961853027pt" fo:letter-spacing="normal" fo:font-style="normal" style:text-underline-style="none" fo:font-weight="normal" style:text-blinking="false" fo:background-color="transparent"/>
    </style:style>
    <style:style style:name="P28" style:family="paragraph" style:parent-style-name="Standard">
      <style:paragraph-properties fo:text-align="justify" style:justify-single-word="false"/>
      <style:text-properties fo:font-variant="normal" fo:text-transform="none" fo:color="#000000" style:font-name="Times1" fo:letter-spacing="normal" fo:font-style="normal" fo:font-weight="bold"/>
    </style:style>
    <style:style style:name="P29" style:family="paragraph" style:parent-style-name="Standard">
      <style:paragraph-properties fo:text-align="justify" style:justify-single-word="false"/>
    </style:style>
    <style:style style:name="P30"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31" style:family="paragraph" style:parent-style-name="Standard" style:list-style-name="L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fo:font-size="12pt" style:font-name-asian="Helvetica" style:font-size-asian="12pt" style:font-name-complex="Helvetica" style:font-size-complex="12pt"/>
    </style:style>
    <style:style style:name="P32"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fo:font-size="12pt" style:font-name-asian="Helvetica" style:font-size-asian="12pt" style:font-name-complex="Helvetica" style:font-size-complex="12pt"/>
    </style:style>
    <style:style style:name="P33" style:family="paragraph" style:parent-style-name="Standard" style:list-style-name="L5">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fo:font-size="12pt" style:font-name-asian="Helvetica" style:font-size-asian="12pt" style:font-name-complex="Helvetica" style:font-size-complex="12pt"/>
    </style:style>
    <style:style style:name="P34" style:family="paragraph" style:parent-style-name="Standard" style:list-style-name="L6">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fo:font-size="12pt" style:font-name-asian="Helvetica" style:font-size-asian="12pt" style:font-name-complex="Helvetica" style:font-size-complex="12pt"/>
    </style:style>
    <style:style style:name="P35" style:family="paragraph" style:parent-style-name="Standard" style:list-style-name="L7">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fo:font-size="12pt" style:font-name-asian="Helvetica" style:font-size-asian="12pt" style:font-name-complex="Helvetica" style:font-size-complex="12pt"/>
    </style:style>
    <style:style style:name="P36"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fo:font-size="12pt" style:font-name-asian="Helvetica" style:font-size-asian="12pt" style:font-name-complex="Helvetica" style:font-size-complex="12pt"/>
    </style:style>
    <style:style style:name="P37" style:family="paragraph" style:parent-style-name="Standard" style:list-style-name="L3">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fo:font-size="12pt" fo:font-style="italic" style:font-name-asian="Helvetica" style:font-size-asian="12pt" style:font-style-asian="italic" style:font-name-complex="Helvetica" style:font-size-complex="12pt" style:font-style-complex="italic"/>
    </style:style>
    <style:style style:name="P38" style:family="paragraph" style:parent-style-name="Standard" style:list-style-name="L4">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fo:font-size="12pt" fo:font-style="italic" style:font-name-asian="Helvetica" style:font-size-asian="12pt" style:font-style-asian="italic" style:font-name-complex="Helvetica" style:font-size-complex="12pt" style:font-style-complex="italic"/>
    </style:style>
    <style:style style:name="P39" style:family="paragraph" style:parent-style-name="Standard" style:list-style-name="L5">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fo:font-size="12pt" fo:font-style="italic" style:font-name-asian="Helvetica" style:font-size-asian="12pt" style:font-style-asian="italic" style:font-name-complex="Helvetica" style:font-size-complex="12pt" style:font-style-complex="italic"/>
    </style:style>
    <style:style style:name="P40" style:family="paragraph" style:parent-style-name="Standard" style:list-style-name="L6">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fo:font-size="12pt" fo:font-style="italic" style:font-name-asian="Helvetica" style:font-size-asian="12pt" style:font-style-asian="italic" style:font-name-complex="Helvetica" style:font-size-complex="12pt" style:font-style-complex="italic"/>
    </style:style>
    <style:style style:name="P41" style:family="paragraph" style:parent-style-name="Standard" style:list-style-name="L7">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fo:font-size="12pt" fo:font-style="italic" style:font-name-asian="Helvetica" style:font-size-asian="12pt" style:font-style-asian="italic" style:font-name-complex="Helvetica" style:font-size-complex="12pt" style:font-style-complex="italic"/>
    </style:style>
    <style:style style:name="P42"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fo:font-size="12pt" fo:font-style="italic" style:font-name-asian="Helvetica" style:font-size-asian="12pt" style:font-style-asian="italic" style:font-name-complex="Helvetica" style:font-size-complex="12pt" style:font-style-complex="italic"/>
    </style:style>
    <style:style style:name="P43" style:family="paragraph" style:parent-style-name="Standard" style:list-style-name="L3">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fo:font-size="12pt" fo:font-style="normal" style:font-name-asian="Helvetica" style:font-size-asian="12pt" style:font-style-asian="normal" style:font-name-complex="Helvetica" style:font-size-complex="12pt" style:font-style-complex="normal"/>
    </style:style>
    <style:style style:name="P44" style:family="paragraph" style:parent-style-name="Standard" style:list-style-name="L5">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fo:font-size="12pt" fo:font-style="normal" style:font-name-asian="Helvetica" style:font-size-asian="12pt" style:font-style-asian="normal" style:font-name-complex="Helvetica" style:font-size-complex="12pt" style:font-style-complex="normal"/>
    </style:style>
    <style:style style:name="P45" style:family="paragraph" style:parent-style-name="Standard" style:list-style-name="">
      <style:paragraph-properties style:text-autospace="none"/>
      <style:text-properties style:font-name="Times"/>
    </style:style>
    <style:style style:name="P46"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style>
    <style:style style:name="P47" style:family="paragraph" style:parent-style-name="Heading_20_3">
      <style:text-properties fo:font-size="12pt" style:font-size-asian="12pt" style:font-size-complex="12pt"/>
    </style:style>
    <style:style style:name="P48" style:family="paragraph" style:parent-style-name="Heading_20_3">
      <style:paragraph-properties fo:text-align="justify" style:justify-single-word="false"/>
      <style:text-properties fo:font-size="12pt" style:font-size-asian="12pt" style:font-size-complex="12pt"/>
    </style:style>
    <style:style style:name="P49" style:family="paragraph" style:parent-style-name="Heading_20_3">
      <style:paragraph-properties fo:text-align="justify" style:justify-single-word="false"/>
      <style:text-properties fo:font-size="12pt" style:font-size-asian="10.5pt" style:font-size-complex="12pt"/>
    </style:style>
    <style:style style:name="P50" style:family="paragraph" style:parent-style-name="Heading_20_3">
      <style:paragraph-properties fo:text-align="justify" style:justify-single-word="false"/>
      <style:text-properties fo:font-weight="bold" style:font-weight-asian="bold" style:font-weight-complex="bold"/>
    </style:style>
    <style:style style:name="P51" style:family="paragraph" style:parent-style-name="Heading_20_3">
      <style:paragraph-properties fo:text-align="justify" style:justify-single-word="false"/>
    </style:style>
    <style:style style:name="P52" style:family="paragraph" style:parent-style-name="Heading_20_3">
      <style:text-properties style:font-name="Times" fo:font-size="12pt" style:font-size-asian="12pt" style:font-size-complex="12pt"/>
    </style:style>
    <style:style style:name="P53" style:family="paragraph" style:parent-style-name="Heading_20_3">
      <style:paragraph-properties fo:text-align="justify" style:justify-single-word="false"/>
      <style:text-properties style:font-name="Times" fo:font-size="12pt" style:font-size-asian="12pt" style:font-size-complex="12pt"/>
    </style:style>
    <style:style style:name="P54" style:family="paragraph" style:parent-style-name="Heading_20_3">
      <style:text-properties style:font-name="Times" fo:font-size="14pt" style:font-size-asian="14pt" style:font-size-complex="14pt"/>
    </style:style>
    <style:style style:name="P55" style:family="paragraph" style:parent-style-name="Header">
      <style:text-properties style:font-name="Times New Roman" fo:font-size="9pt" style:font-size-asian="9pt" style:font-name-complex="Arial" style:font-size-complex="9pt"/>
    </style:style>
    <style:style style:name="P56" style:family="paragraph" style:parent-style-name="Text_20_body">
      <style:text-properties style:font-name="Times New Roman" fo:font-size="12pt" style:font-size-asian="12pt" style:font-size-complex="12pt"/>
    </style:style>
    <style:style style:name="P57" style:family="paragraph" style:parent-style-name="Text_20_body">
      <style:paragraph-properties fo:text-align="justify" style:justify-single-word="false"/>
      <style:text-properties style:font-name="Times New Roman" fo:font-size="12pt" style:font-size-asian="12pt" style:font-size-complex="12pt"/>
    </style:style>
    <style:style style:name="P58" style:family="paragraph" style:parent-style-name="Text_20_body">
      <style:paragraph-properties fo:text-align="justify" style:justify-single-word="false"/>
      <style:text-properties style:font-name="Times" fo:font-size="12pt" style:font-size-asian="10.5pt" style:font-size-complex="12pt"/>
    </style:style>
    <style:style style:name="P59" style:family="paragraph" style:parent-style-name="Text_20_body">
      <style:paragraph-properties fo:text-align="justify" style:justify-single-word="false"/>
      <style:text-properties fo:font-weight="normal" style:font-weight-asian="normal" style:font-weight-complex="normal"/>
    </style:style>
    <style:style style:name="P60" style:family="paragraph" style:parent-style-name="Text_20_body" style:list-style-name="L1">
      <style:text-properties fo:font-size="12pt" fo:font-weight="normal" style:font-size-asian="12pt" style:font-weight-asian="normal" style:font-size-complex="12pt" style:font-weight-complex="normal"/>
    </style:style>
    <style:style style:name="P61" style:family="paragraph" style:parent-style-name="Text_20_body">
      <style:text-properties fo:font-size="12pt" fo:font-weight="normal" style:font-size-asian="10.5pt" style:font-weight-asian="normal" style:font-size-complex="12pt" style:font-weight-complex="normal"/>
    </style:style>
    <style:style style:name="P62" style:family="paragraph" style:parent-style-name="Text_20_body">
      <style:text-properties fo:font-size="12pt" style:font-size-asian="10.5pt" style:font-size-complex="12pt"/>
    </style:style>
    <style:style style:name="P63" style:family="paragraph" style:parent-style-name="Text_20_body">
      <style:paragraph-properties fo:text-align="justify" style:justify-single-word="false"/>
    </style:style>
    <style:style style:name="P64" style:family="paragraph" style:parent-style-name="Text_20_body">
      <style:paragraph-properties fo:text-align="justify" style:justify-single-word="false" fo:orphans="2" fo:widows="2"/>
    </style:style>
    <style:style style:name="P65" style:family="paragraph" style:parent-style-name="Text_20_body">
      <style:paragraph-properties fo:text-align="justify" style:justify-single-word="false"/>
      <style:text-properties style:font-name="Courier New1" fo:font-size="9.60000038146973pt" style:font-size-asian="9.60000038146973pt" style:font-size-complex="9.60000038146973pt"/>
    </style:style>
    <style:style style:name="P66" style:family="paragraph" style:parent-style-name="Text_20_body">
      <style:text-properties style:font-name="Courier" fo:font-size="9.60000038146973pt" style:font-size-asian="9.60000038146973pt" style:font-size-complex="9.60000038146973pt"/>
    </style:style>
    <style:style style:name="P67" style:family="paragraph" style:parent-style-name="Text_20_body">
      <style:paragraph-properties fo:text-align="justify" style:justify-single-word="false"/>
      <style:text-properties style:font-name="Courier" fo:font-size="9.60000038146973pt" style:font-size-asian="9.60000038146973pt" style:font-size-complex="9.60000038146973pt"/>
    </style:style>
    <style:style style:name="P68"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69"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ize-complex="12pt"/>
    </style:style>
    <style:style style:name="P70" style:family="paragraph" style:parent-style-name="Text_20_body">
      <style:paragraph-properties fo:margin-left="1.27cm" fo:margin-right="0cm" fo:margin-top="0cm" fo:margin-bottom="0cm" fo:text-align="justify" style:justify-single-word="false" fo:orphans="2" fo:widows="2" fo:text-indent="0cm" style:auto-text-indent="false"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71" style:family="paragraph" style:parent-style-name="Contents_20_2">
      <style:paragraph-properties>
        <style:tab-stops>
          <style:tab-stop style:position="14.501cm" style:type="right" style:leader-style="dotted" style:leader-text="."/>
          <style:tab-stop style:position="16.501cm" style:leader-style="dotted" style:leader-text="."/>
        </style:tab-stops>
      </style:paragraph-properties>
    </style:style>
    <style:style style:name="P72" style:family="paragraph" style:parent-style-name="Heading_20_1">
      <style:paragraph-properties fo:break-before="page"/>
      <style:text-properties style:font-name="Times New Roman"/>
    </style:style>
    <style:style style:name="P73" style:family="paragraph" style:parent-style-name="Heading_20_1">
      <style:paragraph-properties fo:text-align="justify" style:justify-single-word="false" fo:break-before="page"/>
      <style:text-properties style:font-name="Times New Roman" fo:font-weight="bold" style:font-weight-asian="bold" style:font-weight-complex="bold"/>
    </style:style>
    <style:style style:name="P74" style:family="paragraph" style:parent-style-name="Heading_20_1">
      <style:paragraph-properties fo:break-before="page"/>
      <style:text-properties fo:font-size="16.1000003814697pt" style:font-size-asian="16.1000003814697pt" style:font-size-complex="16.1000003814697pt"/>
    </style:style>
    <style:style style:name="P75" style:family="paragraph" style:parent-style-name="Heading_20_2">
      <style:text-properties style:font-name="Times New Roman" fo:font-style="normal" style:font-style-asian="normal" style:font-style-complex="normal"/>
    </style:style>
    <style:style style:name="P76" style:family="paragraph" style:parent-style-name="Heading_20_2">
      <style:text-properties style:font-name="Times"/>
    </style:style>
    <style:style style:name="P77" style:family="paragraph" style:parent-style-name="Heading_20_2">
      <style:text-properties style:font-name="Times" fo:font-weight="bold" style:font-weight-asian="bold" style:font-weight-complex="bold"/>
    </style:style>
    <style:style style:name="P78" style:family="paragraph" style:parent-style-name="Heading_20_2">
      <style:text-properties style:font-name="Times" fo:font-size="14pt" fo:font-style="normal" fo:font-weight="bold" style:font-size-asian="14pt" style:font-style-asian="normal" style:font-weight-asian="bold" style:font-size-complex="14pt" style:font-style-complex="normal" style:font-weight-complex="bold"/>
    </style:style>
    <style:style style:name="P79" style:family="paragraph" style:parent-style-name="Heading_20_2">
      <style:text-properties style:font-name="Times" fo:font-style="normal" style:font-style-asian="normal" style:font-style-complex="normal"/>
    </style:style>
    <style:style style:name="P80" style:family="paragraph" style:parent-style-name="Heading_20_2">
      <style:paragraph-properties fo:text-align="justify" style:justify-single-word="false"/>
    </style:style>
    <style:style style:name="P81" style:family="paragraph" style:parent-style-name="Heading_20_2">
      <style:text-properties fo:font-size="14pt" style:font-size-asian="14pt" style:font-size-complex="14pt"/>
    </style:style>
    <style:style style:name="P82" style:family="paragraph" style:parent-style-name="Contents_20_3">
      <style:paragraph-properties>
        <style:tab-stops>
          <style:tab-stop style:position="14.002cm" style:type="right" style:leader-style="dotted" style:leader-text="."/>
          <style:tab-stop style:position="16.002cm" style:leader-style="dotted" style:leader-text="."/>
        </style:tab-stops>
      </style:paragraph-properties>
    </style:style>
    <style:style style:name="T1" style:family="text">
      <style:text-properties fo:font-size="9pt" style:font-size-asian="9pt" style:font-name-complex="Arial" style:font-size-complex="9pt"/>
    </style:style>
    <style:style style:name="T2" style:family="text">
      <style:text-properties fo:font-size="9pt" style:font-name-asian="Arial" style:font-size-asian="9pt" style:font-name-complex="Arial" style:font-size-complex="9pt"/>
    </style:style>
    <style:style style:name="T3" style:family="text">
      <style:text-properties style:font-name="Times New Roman" fo:font-size="9pt" style:font-size-asian="9pt" style:font-size-complex="9pt"/>
    </style:style>
    <style:style style:name="T4" style:family="text">
      <style:text-properties style:font-name="Times New Roman" fo:font-size="9pt" style:font-size-asian="9pt" style:font-name-complex="Arial" style:font-size-complex="9pt"/>
    </style:style>
    <style:style style:name="T5" style:family="text">
      <style:text-properties style:font-name="Times New Roman" fo:font-size="9pt" style:font-name-asian="Arial" style:font-size-asian="9pt" style:font-name-complex="Arial" style:font-size-complex="9pt"/>
    </style:style>
    <style:style style:name="T6" style:family="text">
      <style:text-properties fo:font-size="26pt" style:font-size-asian="26pt" style:font-name-complex="Arial" style:font-size-complex="26pt"/>
    </style:style>
    <style:style style:name="T7" style:family="text">
      <style:text-properties fo:font-size="26pt" style:font-name-asian="Arial" style:font-size-asian="26pt" style:font-name-complex="Arial" style:font-size-complex="26pt"/>
    </style:style>
    <style:style style:name="T8" style:family="text">
      <style:text-properties fo:font-size="26pt" fo:font-style="italic" style:font-size-asian="26pt" style:font-style-asian="italic" style:font-name-complex="Arial" style:font-size-complex="26pt" style:font-style-complex="italic"/>
    </style:style>
    <style:style style:name="T9" style:family="text">
      <style:text-properties fo:font-size="26pt" fo:font-style="italic" style:font-name-asian="Arial" style:font-size-asian="26pt" style:font-style-asian="italic" style:font-name-complex="Arial" style:font-size-complex="26pt" style:font-style-complex="italic"/>
    </style:style>
    <style:style style:name="T10"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11"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2"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13"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4"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6" style:family="text">
      <style:text-properties style:font-name-asian="Arial" style:font-name-complex="Arial"/>
    </style:style>
    <style:style style:name="T17" style:family="text">
      <style:text-properties style:font-name-complex="Arial"/>
    </style:style>
    <style:style style:name="T18" style:family="text">
      <style:text-properties fo:font-weight="normal" style:font-weight-asian="normal" style:font-name-complex="Arial" style:font-weight-complex="normal"/>
    </style:style>
    <style:style style:name="T19" style:family="text">
      <style:text-properties fo:font-weight="normal" style:font-name-asian="Arial" style:font-weight-asian="normal" style:font-name-complex="Arial" style:font-weight-complex="normal"/>
    </style:style>
    <style:style style:name="T20"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style>
    <style:style style:name="T21"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font-style-complex="normal"/>
    </style:style>
    <style:style style:name="T22"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style>
    <style:style style:name="T23"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font-style-complex="normal"/>
    </style:style>
    <style:style style:name="T24" style:family="text">
      <style:text-properties fo:font-variant="normal" fo:text-transform="none" fo:color="#000000" style:text-line-through-style="none" fo:letter-spacing="normal" fo:font-style="normal" style:text-underline-style="none" style:font-style-asian="normal" style:font-name-complex="Arial" style:font-style-complex="normal"/>
    </style:style>
    <style:style style:name="T25" style:family="text">
      <style:text-properties fo:font-variant="normal" fo:text-transform="none" fo:color="#000000" style:text-line-through-style="none" fo:letter-spacing="normal" fo:font-style="normal" style:text-underline-style="none" style:font-name-asian="Arial" style:font-style-asian="normal" style:font-name-complex="Arial" style:font-style-complex="normal"/>
    </style:style>
    <style:style style:name="T26" style:family="text">
      <style:text-properties fo:font-variant="normal" fo:text-transform="none" fo:color="#000000" style:text-line-through-style="none" fo:letter-spacing="normal" fo:font-style="italic" style:text-underline-style="none" style:font-name-asian="Arial" style:font-style-asian="italic" style:font-name-complex="Arial" style:font-style-complex="italic"/>
    </style:style>
    <style:style style:name="T27" style:family="text">
      <style:text-properties fo:font-variant="normal" fo:text-transform="none" fo:color="#000000" style:text-line-through-style="none" style:font-name="Times" fo:letter-spacing="normal" fo:font-style="normal" style:text-underline-style="none" fo:font-weight="bold" style:font-style-asian="normal" style:font-weight-asian="bold" style:font-name-complex="Arial" style:font-style-complex="normal" style:font-weight-complex="bold"/>
    </style:style>
    <style:style style:name="T28" style:family="text">
      <style:text-properties fo:font-variant="normal" fo:text-transform="none" fo:color="#000000" style:text-line-through-style="none" style:font-name="Times" fo:letter-spacing="normal" fo:font-style="normal" style:text-underline-style="none" style:font-style-asian="normal" style:font-name-complex="Arial" style:font-style-complex="normal"/>
    </style:style>
    <style:style style:name="T29" style:family="text">
      <style:text-properties fo:font-variant="normal" fo:text-transform="none" fo:color="#000000" style:text-line-through-style="none" style:font-name="Times" fo:letter-spacing="normal" fo:font-style="normal" style:text-underline-style="none" style:font-name-asian="Arial" style:font-style-asian="normal" style:font-name-complex="Arial" style:font-style-complex="normal"/>
    </style:style>
    <style:style style:name="T30" style:family="text">
      <style:text-properties fo:font-variant="normal" fo:text-transform="none" fo:color="#000000" style:text-line-through-style="none" style:font-name="Times" fo:font-size="12pt" fo:letter-spacing="normal" fo:font-style="normal" style:text-underline-style="none" style:font-name-asian="Arial" style:font-size-asian="12pt" style:font-style-asian="normal" style:font-name-complex="Arial" style:font-size-complex="12pt" style:font-style-complex="normal"/>
    </style:style>
    <style:style style:name="T31" style:family="text">
      <style:text-properties fo:font-variant="normal" fo:text-transform="none" fo:color="#000000" style:text-line-through-style="none" style:font-name="Times" fo:font-size="12pt" fo:letter-spacing="normal" fo:font-style="italic" style:text-underline-style="none" style:font-name-asian="Arial" style:font-size-asian="12pt" style:font-style-asian="italic" style:font-name-complex="Arial" style:font-size-complex="12pt" style:font-style-complex="italic"/>
    </style:style>
    <style:style style:name="T32" style:family="text">
      <style:text-properties fo:font-variant="normal" fo:text-transform="none" fo:color="#000000" style:text-line-through-style="none" style:font-name="Times New Roman" fo:letter-spacing="normal" fo:font-style="normal" style:text-underline-style="none" style:font-style-asian="normal" style:font-name-complex="Arial" style:font-style-complex="normal"/>
    </style:style>
    <style:style style:name="T33" style:family="text">
      <style:text-properties fo:font-variant="normal" fo:text-transform="none" fo:color="#000000" style:text-line-through-style="none" style:font-name="Times New Roman" fo:font-size="12pt" fo:letter-spacing="normal" fo:font-style="normal" style:text-underline-style="none" style:font-size-asian="12pt" style:font-style-asian="normal" style:font-name-complex="Arial" style:font-size-complex="12pt" style:font-style-complex="normal"/>
    </style:style>
    <style:style style:name="T34"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name-complex="Arial" style:font-size-complex="12pt" style:font-style-complex="normal"/>
    </style:style>
    <style:style style:name="T35" style:family="text">
      <style:text-properties fo:font-variant="normal" fo:text-transform="none" fo:color="#000000" style:text-line-through-style="none" style:font-name="Times New Roman" fo:font-size="12pt" fo:letter-spacing="normal" fo:font-style="normal" style:text-underline-style="none" style:text-blinking="false" fo:background-color="transparent" style:font-size-asian="12pt" style:font-style-asian="normal" style:font-name-complex="Arial" style:font-size-complex="12pt" style:font-style-complex="normal"/>
    </style:style>
    <style:style style:name="T36" style:family="text">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tyle-asian="normal" style:font-weight-asian="bold" style:font-name-complex="Arial" style:font-size-complex="12pt" style:font-style-complex="normal" style:font-weight-complex="bold"/>
    </style:style>
    <style:style style:name="T37" style:family="text">
      <style:text-properties fo:font-variant="normal" fo:text-transform="none" fo:color="#000000" style:text-line-through-style="none" style:font-name="Times New Roman" fo:font-size="10pt" fo:letter-spacing="normal" fo:font-style="normal" style:text-underline-style="none" style:font-name-asian="Arial" style:font-size-asian="10pt" style:font-style-asian="normal" style:font-name-complex="Arial" style:font-size-complex="10pt" style:font-style-complex="normal"/>
    </style:style>
    <style:style style:name="T38" style:family="text">
      <style:text-properties fo:font-variant="normal" fo:text-transform="none" fo:color="#000000" style:text-line-through-style="none" style:font-name="Times New Roman" fo:font-size="12pt" fo:letter-spacing="normal" fo:font-style="normal" style:text-underline-style="none" style:font-size-asian="12pt" style:font-style-asian="normal" style:font-name-complex="Arial" style:font-size-complex="12pt" style:font-style-complex="normal"/>
    </style:style>
    <style:style style:name="T39" style:family="text">
      <style:text-properties fo:font-variant="normal" fo:text-transform="none" fo:color="#000000" style:text-line-through-style="none" style:font-name="Times New Roman" fo:font-size="12pt" fo:letter-spacing="normal" fo:font-style="normal" style:text-underline-style="none" style:font-name-asian="Arial" style:font-size-asian="12pt" style:font-style-asian="normal" style:font-name-complex="Arial" style:font-size-complex="12pt" style:font-style-complex="normal"/>
    </style:style>
    <style:style style:name="T40" style:family="text">
      <style:text-properties fo:font-variant="normal" fo:text-transform="none" fo:color="#000000" style:text-line-through-style="none" style:font-name="Times New Roman" fo:font-size="12pt" fo:letter-spacing="normal" fo:font-style="normal" style:text-underline-style="none" style:font-name-asian="Arial" style:font-size-asian="10.5pt" style:font-style-asian="normal" style:font-name-complex="Arial" style:font-size-complex="12pt" style:font-style-complex="normal"/>
    </style:style>
    <style:style style:name="T41" style:family="text">
      <style:text-properties fo:font-variant="normal" fo:text-transform="none" fo:color="#000000" style:text-line-through-style="none" style:font-name="Times New Roman" fo:letter-spacing="normal" fo:font-style="normal" style:text-underline-style="none" style:font-name-asian="Arial" style:font-style-asian="normal" style:font-name-complex="Arial" style:font-style-complex="normal"/>
    </style:style>
    <style:style style:name="T42" style:family="text">
      <style:text-properties fo:font-variant="normal" fo:text-transform="none" fo:color="#000000" style:text-line-through-style="none" style:font-name="Courier New1" fo:font-size="9.60000038146973pt" fo:letter-spacing="normal" fo:font-style="normal" style:text-underline-style="none" style:font-name-asian="Arial" style:font-size-asian="8.39999961853027pt" style:font-style-asian="normal" style:font-name-complex="Arial" style:font-size-complex="9.60000038146973pt" style:font-style-complex="normal"/>
    </style:style>
    <style:style style:name="T43" style:family="text">
      <style:text-properties fo:font-variant="normal" fo:text-transform="none" fo:color="#000000" style:text-line-through-style="none" fo:font-size="16.1000003814697pt" fo:letter-spacing="normal" fo:font-style="normal" style:text-underline-style="none" style:font-name-asian="Arial" style:font-size-asian="16.1000003814697pt" style:font-style-asian="normal" style:font-name-complex="Arial" style:font-size-complex="16.1000003814697pt" style:font-style-complex="normal"/>
    </style:style>
    <style:style style:name="T44" style:family="text">
      <style:text-properties fo:font-variant="normal" fo:text-transform="none" style:text-line-through-style="none" fo:letter-spacing="normal" fo:font-style="normal" style:text-underline-style="none" style:font-style-asian="normal" style:font-style-complex="normal"/>
    </style:style>
    <style:style style:name="T45" style:family="text">
      <style:text-properties fo:font-style="normal" style:font-style-asian="normal" style:font-style-complex="normal"/>
    </style:style>
    <style:style style:name="T46" style:family="text">
      <style:text-properties style:font-name="Times"/>
    </style:style>
    <style:style style:name="T47" style:family="text">
      <style:text-properties style:font-name="Times" fo:font-style="normal" style:font-style-asian="normal" style:font-style-complex="normal"/>
    </style:style>
    <style:style style:name="T48" style:family="text">
      <style:text-properties fo:font-weight="bold"/>
    </style:style>
    <style:style style:name="T49" style:family="text">
      <style:text-properties style:font-weight-asian="bold"/>
    </style:style>
    <style:style style:name="T50" style:family="text">
      <style:text-properties style:font-weight-complex="bold"/>
    </style:style>
    <style:style style:name="T51" style:family="text">
      <style:text-properties style:font-name="Times New Roman" fo:font-size="12pt" style:font-size-asian="12pt" style:font-style-asian="normal" style:font-name-complex="Arial" style:font-size-complex="12pt" style:font-style-complex="normal"/>
    </style:style>
    <style:style style:name="T52" style:family="text">
      <style:text-properties style:text-line-through-style="none" style:font-name="Arial1" fo:font-size="9.64999961853027pt"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T53" style:family="text">
      <style:text-properties style:text-line-through-style="none" style:font-name="Courier New" fo:font-size="9.64999961853027pt"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T54" style:family="text">
      <style:text-properties style:text-line-through-style="none" style:font-name="Times" fo:font-size="12pt" style:text-underline-style="none" fo:font-weight="normal" style:text-blinking="false" fo:background-color="transparent" style:font-name-asian="Arial" style:font-size-asian="12pt" style:font-style-asian="normal" style:font-name-complex="Arial" style:font-size-complex="12pt" style:font-style-complex="normal"/>
    </style:style>
    <style:style style:name="T55" style:family="text">
      <style:text-properties style:text-line-through-style="none" style:font-name="Times" fo:font-size="12pt" fo:font-style="italic" style:text-underline-style="none" fo:font-weight="normal" style:text-blinking="false" fo:background-color="transparent" style:font-name-asian="Arial" style:font-size-asian="12pt" style:font-style-asian="normal" style:font-name-complex="Arial" style:font-size-complex="12pt" style:font-style-complex="normal"/>
    </style:style>
    <style:style style:name="T56" style:family="text">
      <style:text-properties fo:font-style="italic" style:font-style-asian="italic" style:font-style-complex="italic"/>
    </style:style>
    <style:style style:name="T57" style:family="text">
      <style:text-properties fo:font-size="16.1000003814697pt"/>
    </style:style>
    <style:style style:name="T58" style:family="text">
      <style:text-properties style:font-size-asian="16.1000003814697pt"/>
    </style:style>
    <style:style style:name="T59" style:family="text">
      <style:text-properties style:font-size-complex="16.1000003814697pt"/>
    </style:style>
    <style:style style:name="T60" style:family="text">
      <style:text-properties style:use-window-font-color="true" fo:font-size="12pt" style:font-name-asian="Helvetica" style:font-size-asian="12pt" style:font-name-complex="Helvetica" style:font-size-complex="12pt"/>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Cornice1" text:anchor-type="char" svg:y="0.176cm" svg:width="12.097cm" svg:height="4.487cm" draw:z-index="0"><draw:text-box><text:p text:style-name="P3"><text:span text:style-name="T6">Giacomo</text:span><text:span text:style-name="T7"> </text:span><text:span text:style-name="T6">Quadrio<text:line-break/><text:line-break/></text:span><text:span text:style-name="T8">Drawing</text:span><text:span text:style-name="T9"> </text:span><text:span text:style-name="T8">App</text:span></text:p></draw:text-box></draw:frame></text:p>
      <text:p text:style-name="P12"/>
      <text:p text:style-name="P12"/>
      <text:p text:style-name="P13">Specifica tecnica</text:p>
      <text:p text:style-name="P13"/>
      <text:p text:style-name="P10">Sommario</text:p>
      <text:p text:style-name="P10"/>
      <text:p text:style-name="P24">Il presente documento riporta l'insieme delle scelte progettuali che si intendono adottare durante lo sviluppo del software Drawing App.</text:p>
      <text:p text:style-name="P11"/>
      <text:p text:style-name="P11"/>
      <text:p text:style-name="P11"/>
      <text:p text:style-name="P11"/>
      <text:p text:style-name="P11"/>
      <text:p text:style-name="P11"/>
      <text:p text:style-name="P11"/>
      <text:p text:style-name="P12"><text:span text:style-name="T14">Informazioni</text:span><text:span text:style-name="T15"> </text:span><text:span text:style-name="T14">documento</text:span></text:p>
      <text:p text:style-name="P14"/>
      <text:p text:style-name="P12"><text:span text:style-name="T12">Nome:</text:span><text:span text:style-name="T11"> specifica_tecnica</text:span><text:span text:style-name="T10">_1.0.pdf</text:span></text:p>
      <text:p text:style-name="P12"><text:span text:style-name="T12">Versione:</text:span><text:span text:style-name="T11"> </text:span><text:span text:style-name="T10">1.0</text:span></text:p>
      <text:p text:style-name="P12"><text:span text:style-name="T12">Data</text:span><text:span text:style-name="T13"> </text:span><text:span text:style-name="T12">creazione:</text:span></text:p>
      <text:p text:style-name="P12"><text:span text:style-name="T12">Data</text:span><text:span text:style-name="T13"> </text:span><text:span text:style-name="T12">ultima</text:span><text:span text:style-name="T13"> </text:span><text:span text:style-name="T12">modifica:</text:span></text:p>
      <text:p text:style-name="P12"><text:span text:style-name="T12">Stato</text:span><text:span text:style-name="T13"> </text:span><text:span text:style-name="T12">del</text:span><text:span text:style-name="T13"> </text:span><text:span text:style-name="T12">documento:</text:span></text:p>
      <text:p text:style-name="P9">Distribuzione:</text:p>
      <text:p text:style-name="P5"><text:span text:style-name="T14">Registro</text:span><text:span text:style-name="T15"> </text:span><text:span text:style-name="T14">delle</text:span><text:span text:style-name="T15"> </text:span><text:span text:style-name="T14">modifiche:</text:span></text:p>
      <text:p text:style-name="P15"/>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6">Versione</text:p>
          </table:table-cell>
          <table:table-cell table:style-name="Tabella1.A1" office:value-type="string">
            <text:p text:style-name="P6">Data</text:p>
          </table:table-cell>
          <table:table-cell table:style-name="Tabella1.C1" office:value-type="string">
            <text:p text:style-name="P8"><text:span text:style-name="T16"><text:s/></text:span><text:span text:style-name="T17">Modifiche</text:span><text:span text:style-name="T16"> </text:span><text:span text:style-name="T17">effettuate</text:span></text:p>
          </table:table-cell>
        </table:table-row>
        <table:table-row table:style-name="Tabella1.1">
          <table:table-cell table:style-name="Tabella1.A2" office:value-type="string">
            <text:p text:style-name="P6">1.0</text:p>
          </table:table-cell>
          <table:table-cell table:style-name="Tabella1.A2" office:value-type="string">
            <text:p text:style-name="P6"/>
          </table:table-cell>
          <table:table-cell table:style-name="Tabella1.C2" office:value-type="string">
            <text:p text:style-name="P7">Inserita lista requisiti</text:p>
          </table:table-cell>
        </table:table-row>
        <table:table-row table:style-name="Tabella1.1">
          <table:table-cell table:style-name="Tabella1.A2" office:value-type="string">
            <text:p text:style-name="P6">0.5</text:p>
          </table:table-cell>
          <table:table-cell table:style-name="Tabella1.A2" office:value-type="string">
            <text:p text:style-name="P6"/>
          </table:table-cell>
          <table:table-cell table:style-name="Tabella1.C2" office:value-type="string">
            <text:p text:style-name="P7">Terminata stesura casi d'uso</text:p>
          </table:table-cell>
        </table:table-row>
        <table:table-row table:style-name="Tabella1.1">
          <table:table-cell table:style-name="Tabella1.A2" office:value-type="string">
            <text:p text:style-name="P6">0.4</text:p>
          </table:table-cell>
          <table:table-cell table:style-name="Tabella1.A2" office:value-type="string">
            <text:p text:style-name="P6"/>
          </table:table-cell>
          <table:table-cell table:style-name="Tabella1.C2" office:value-type="string">
            <text:p text:style-name="P7">Inserito capitolo 2.3 competitors ed iniziata stesura casi d'uso</text:p>
          </table:table-cell>
        </table:table-row>
        <table:table-row table:style-name="Tabella1.1">
          <table:table-cell table:style-name="Tabella1.A2" office:value-type="string">
            <text:p text:style-name="P6">0.3</text:p>
          </table:table-cell>
          <table:table-cell table:style-name="Tabella1.A2" office:value-type="string">
            <text:p text:style-name="P6"/>
          </table:table-cell>
          <table:table-cell table:style-name="Tabella1.C2" office:value-type="string">
            <text:p text:style-name="P7">Inseriti capitoli 2.1 e 2.2</text:p>
          </table:table-cell>
        </table:table-row>
        <table:table-row table:style-name="Tabella1.1">
          <table:table-cell table:style-name="Tabella1.A2" office:value-type="string">
            <text:p text:style-name="P6">0.2</text:p>
          </table:table-cell>
          <table:table-cell table:style-name="Tabella1.A2" office:value-type="string">
            <text:p text:style-name="P6"/>
          </table:table-cell>
          <table:table-cell table:style-name="Tabella1.C2" office:value-type="string">
            <text:p text:style-name="P7">Inseriti capitolo 1 - introduzione</text:p>
          </table:table-cell>
        </table:table-row>
        <table:table-row table:style-name="Tabella1.1">
          <table:table-cell table:style-name="Tabella1.A2" office:value-type="string">
            <text:p text:style-name="P6">0.1</text:p>
          </table:table-cell>
          <table:table-cell table:style-name="Tabella1.A2" office:value-type="string">
            <text:p text:style-name="P6"/>
          </table:table-cell>
          <table:table-cell table:style-name="Tabella1.C2" office:value-type="string">
            <text:p text:style-name="P7">Impostata struttura generale</text:p>
          </table:table-cell>
        </table:table-row>
      </table:table>
      <text:p text:style-name="P19"/>
      <text:p text:style-name="P20"><text:span text:style-name="T18">Tabella</text:span><text:span text:style-name="T19"> </text:span><text:span text:style-name="T18">1:</text:span><text:span text:style-name="T19"> </text:span><text:span text:style-name="T18">registro</text:span><text:span text:style-name="T19"> </text:span><text:span text:style-name="T18">delle</text:span><text:span text:style-name="T19"> </text:span><text:span text:style-name="T18">modifiche</text:span></text:p>
      <text:p text:style-name="P19"/>
      <text:p text:style-name="P19"/>
      <text:p text:style-name="P17"/>
      <text:p text:style-name="P4">Indice<text:span text:style-name="T16">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5f_20_5f_10"/>
            <text:index-source-style text:style-name="Heading_5f_20_5f_10"/>
            <text:index-source-style text:style-name="Heading_5f_20_5f_10"/>
            <text:index-source-style text:style-name="Heading_5f_20_5f_10"/>
          </text:index-source-styles>
          <text:index-source-styles text:outline-level="10">
            <text:index-source-style text:style-name="Heading_5f_20_5f_10"/>
          </text:index-source-styles>
        </text:table-of-content-source>
        <text:index-body>
          <text:p text:style-name="P46">1 Introduzione<text:tab/>4</text:p>
          <text:p text:style-name="P71">1.1 Scopo del documento<text:tab/>4</text:p>
          <text:p text:style-name="P71">1.2 Scopo del prodotto<text:tab/>4</text:p>
          <text:p text:style-name="P71">1.3 Glossario<text:tab/>4</text:p>
          <text:p text:style-name="P71">1.4 Riferimenti<text:tab/>4</text:p>
          <text:p text:style-name="P82">1.4.1 Normativi<text:tab/>4</text:p>
          <text:p text:style-name="P82">1.4.2 Informativi<text:tab/>4</text:p>
          <text:p text:style-name="P46">2 Tecnologie<text:tab/>5</text:p>
          <text:p text:style-name="P71">2.1 Strumenti utilizzati<text:tab/>5</text:p>
          <text:p text:style-name="P82">2.1.1 HTML5<text:tab/>5</text:p>
          <text:p text:style-name="P82">2.1.2 Javascript<text:tab/>5</text:p>
          <text:p text:style-name="P82">2.1.3 JQuery 1.7.2<text:tab/>5</text:p>
          <text:p text:style-name="P82">2.1.4 JSON<text:tab/>5</text:p>
          <text:p text:style-name="P82">2.1.5 Android SDK<text:tab/>5</text:p>
          <text:p text:style-name="P82">2.1.6 Phonegap – Cordova 1.8.1<text:tab/>5</text:p>
          <text:p text:style-name="P71">2.2 API utilizzate<text:tab/>6</text:p>
          <text:p text:style-name="P82">2.2.1 Canvas 2D API<text:tab/>6</text:p>
          <text:p text:style-name="P82">2.2.2 PhoneGap recording API<text:tab/>6</text:p>
          <text:p text:style-name="P82">2.2.3 PhoneGap play API<text:tab/>7</text:p>
          <text:p text:style-name="P82">2.2.4 PhoneGap getPicture API<text:tab/>7</text:p>
          <text:p text:style-name="P82">2.2.5 PhoneGap saveFile e readFile API<text:tab/>7</text:p>
          <text:p text:style-name="P46">3 Specifica dei componenti<text:tab/>8</text:p>
          <text:p text:style-name="P71">3.1 self<text:tab/>8</text:p>
          <text:p text:style-name="P71">3.2 trackDrawer<text:tab/>8</text:p>
          <text:p text:style-name="P82">3.2.1 Metodi<text:tab/>8</text:p>
          <text:p text:style-name="P71">3.3 trackTools<text:tab/>8</text:p>
        </text:index-body>
      </text:table-of-content>
      <text:p text:style-name="P21"/>
      <text:p text:style-name="P18"/>
      <text:p text:style-name="P16"/>
      <text:h text:style-name="P72" text:outline-level="1">1 Introduzione</text:h>
      <text:h text:style-name="P75" text:outline-level="2">1.1 Scopo del documento</text:h>
      <text:p text:style-name="P56">Il presente documento ha lo scopo di definire e mostrare le scelte progettuali, ad alto livello, che sono state adottate per realizzare il prodotto. Al suo interno verranno presentate le principali classi che lo compongono.</text:p>
      <text:h text:style-name="P75" text:outline-level="2">1.2 Scopo del prodotto</text:h>
      <text:p text:style-name="P57"><text:span text:style-name="T20">Il</text:span><text:span text:style-name="T22"> </text:span><text:span text:style-name="T20">prodotto</text:span><text:span text:style-name="T22"> </text:span><text:span text:style-name="T20">ha</text:span><text:span text:style-name="T22"> </text:span><text:span text:style-name="T20">lo</text:span><text:span text:style-name="T22"> </text:span><text:span text:style-name="T20">scopo</text:span><text:span text:style-name="T22"> </text:span><text:span text:style-name="T20">di</text:span><text:span text:style-name="T22"> </text:span><text:span text:style-name="T20">realizzare</text:span><text:span text:style-name="T22"> </text:span><text:span text:style-name="T20">un</text:span><text:span text:style-name="T22">’</text:span><text:span text:style-name="T20">applicazione</text:span><text:span text:style-name="T22"> </text:span><text:span text:style-name="T20">dedicata</text:span><text:span text:style-name="T22"> </text:span><text:span text:style-name="T20">a</text:span><text:span text:style-name="T22"> </text:span><text:span text:style-name="T20">dispositivi</text:span><text:span text:style-name="T22"> </text:span><text:span text:style-name="T20">mobile</text:span><text:span text:style-name="T22"> </text:span><text:span text:style-name="T20">come</text:span><text:span text:style-name="T22"> </text:span><text:span text:style-name="T20">tablet</text:span><text:span text:style-name="T22"> </text:span><text:span text:style-name="T20">e</text:span><text:span text:style-name="T22"> </text:span><text:span text:style-name="T20">smartphone,</text:span><text:span text:style-name="T22"> </text:span><text:span text:style-name="T20">con</text:span><text:span text:style-name="T22"> </text:span><text:span text:style-name="T20">lo</text:span><text:span text:style-name="T22"> </text:span><text:span text:style-name="T20">scopo</text:span><text:span text:style-name="T22"> </text:span><text:span text:style-name="T20">di</text:span><text:span text:style-name="T22"> </text:span><text:span text:style-name="T20">permettere</text:span><text:span text:style-name="T22"> </text:span><text:span text:style-name="T20">all</text:span><text:span text:style-name="T22">’</text:span><text:span text:style-name="T20">utente</text:span><text:span text:style-name="T22"> </text:span><text:span text:style-name="T20">di</text:span><text:span text:style-name="T22"> </text:span><text:span text:style-name="T20">prendere</text:span><text:span text:style-name="T22"> </text:span><text:span text:style-name="T20">appunti</text:span><text:span text:style-name="T22"> </text:span><text:span text:style-name="T20">con</text:span><text:span text:style-name="T22"> </text:span><text:span text:style-name="T20">varie</text:span><text:span text:style-name="T22"> </text:span><text:span text:style-name="T20">modalità.</text:span><text:span text:style-name="T22"> </text:span><text:span text:style-name="T20">L</text:span><text:span text:style-name="T22">’</text:span><text:span text:style-name="T20">applicazione</text:span><text:span text:style-name="T22"> </text:span><text:span text:style-name="T20">prevede</text:span><text:span text:style-name="T22"> </text:span><text:span text:style-name="T20">quindi</text:span><text:span text:style-name="T22"> </text:span><text:span text:style-name="T20">che</text:span><text:span text:style-name="T22"> </text:span><text:span text:style-name="T20">siano</text:span><text:span text:style-name="T22"> </text:span><text:span text:style-name="T20">implementate</text:span><text:span text:style-name="T22"> </text:span><text:span text:style-name="T20">varie</text:span><text:span text:style-name="T22"> </text:span><text:span text:style-name="T20">funzionalità</text:span><text:span text:style-name="T22"> </text:span><text:span text:style-name="T20">tipiche</text:span><text:span text:style-name="T22"> </text:span><text:span text:style-name="T20">dei</text:span><text:span text:style-name="T22"> </text:span><text:span text:style-name="T20">programmi</text:span><text:span text:style-name="T22"> </text:span><text:span text:style-name="T20">dedicati</text:span><text:span text:style-name="T22"> </text:span><text:span text:style-name="T20">al</text:span><text:span text:style-name="T22"> </text:span><text:span text:style-name="T20">disegno</text:span><text:span text:style-name="T22"> </text:span><text:span text:style-name="T20">o</text:span><text:span text:style-name="T22"> </text:span><text:span text:style-name="T20">alla</text:span><text:span text:style-name="T22"> </text:span><text:span text:style-name="T20">stesura</text:span><text:span text:style-name="T22"> </text:span><text:span text:style-name="T20">di</text:span><text:span text:style-name="T22"> </text:span><text:span text:style-name="T20">appunti</text:span><text:span text:style-name="T22"> </text:span><text:span text:style-name="T20">ed</text:span><text:span text:style-name="T22"> </text:span><text:span text:style-name="T20">anche</text:span><text:span text:style-name="T22"> </text:span><text:span text:style-name="T20">altre</text:span><text:span text:style-name="T22"> </text:span><text:span text:style-name="T20">funzionalità</text:span><text:span text:style-name="T22"> </text:span><text:span text:style-name="T20">più</text:span><text:span text:style-name="T22"> </text:span><text:span text:style-name="T20">particolari</text:span><text:span text:style-name="T22"> </text:span><text:span text:style-name="T20">come</text:span><text:span text:style-name="T22"> </text:span><text:span text:style-name="T20">la</text:span><text:span text:style-name="T22"> </text:span><text:span text:style-name="T20">possibilità</text:span><text:span text:style-name="T22"> </text:span><text:span text:style-name="T20">di</text:span><text:span text:style-name="T22"> </text:span><text:span text:style-name="T20">registrare</text:span><text:span text:style-name="T22"> </text:span><text:span text:style-name="T20">l</text:span><text:span text:style-name="T22">’</text:span><text:span text:style-name="T20">audio</text:span><text:span text:style-name="T22"> </text:span><text:span text:style-name="T20">ambientale</text:span><text:span text:style-name="T22"> </text:span><text:span text:style-name="T20">e</text:span><text:span text:style-name="T22"> </text:span><text:span text:style-name="T20">sincronizzarlo</text:span><text:span text:style-name="T22"> </text:span><text:span text:style-name="T20">con</text:span><text:span text:style-name="T22"> </text:span><text:span text:style-name="T20">il</text:span><text:span text:style-name="T22"> </text:span><text:span text:style-name="T20">testo</text:span><text:span text:style-name="T22"> </text:span><text:span text:style-name="T20">o</text:span><text:span text:style-name="T22"> </text:span><text:span text:style-name="T20">tratti</text:span><text:span text:style-name="T22"> </text:span><text:span text:style-name="T20">presi.</text:span></text:p>
      <text:h text:style-name="P75" text:outline-level="2">1.3 Glossario</text:h>
      <text:p text:style-name="P57"><text:span text:style-name="T21">Per</text:span><text:span text:style-name="T23"> </text:span><text:span text:style-name="T21">praticità</text:span><text:span text:style-name="T23"> </text:span><text:span text:style-name="T21">e</text:span><text:span text:style-name="T23"> </text:span><text:span text:style-name="T21">a</text:span><text:span text:style-name="T23"> </text:span><text:span text:style-name="T21">scanso</text:span><text:span text:style-name="T23"> </text:span><text:span text:style-name="T21">di</text:span><text:span text:style-name="T23"> </text:span><text:span text:style-name="T21">equivoci,</text:span><text:span text:style-name="T23"> </text:span><text:span text:style-name="T21">verrà</text:span><text:span text:style-name="T23"> </text:span><text:span text:style-name="T21">creato</text:span><text:span text:style-name="T23"> </text:span><text:span text:style-name="T21">un</text:span><text:span text:style-name="T23"> </text:span><text:span text:style-name="T21">apposito</text:span><text:span text:style-name="T23"> </text:span><text:span text:style-name="T21">documento</text:span><text:span text:style-name="T23"> </text:span><text:span text:style-name="T21">denominato</text:span><text:span text:style-name="T23"> “</text:span><text:span text:style-name="T21">Glossario</text:span><text:span text:style-name="T23">” </text:span><text:span text:style-name="T21">che</text:span><text:span text:style-name="T23"> </text:span><text:span text:style-name="T21">conterrà</text:span><text:span text:style-name="T23"> </text:span><text:span text:style-name="T21">tutti</text:span><text:span text:style-name="T23"> </text:span><text:span text:style-name="T21">i</text:span><text:span text:style-name="T23"> </text:span><text:span text:style-name="T21">termini</text:span><text:span text:style-name="T23"> </text:span><text:span text:style-name="T21">e</text:span><text:span text:style-name="T23"> </text:span><text:span text:style-name="T21">le</text:span><text:span text:style-name="T23"> </text:span><text:span text:style-name="T21">sigle</text:span><text:span text:style-name="T23"> </text:span><text:span text:style-name="T21">utilizzate</text:span><text:span text:style-name="T23"> </text:span><text:span text:style-name="T21">nel</text:span><text:span text:style-name="T23"> </text:span><text:span text:style-name="T21">presente</text:span><text:span text:style-name="T23"> </text:span><text:span text:style-name="T21">documento.</text:span><text:span text:style-name="T23"> </text:span><text:span text:style-name="T21">Questi</text:span><text:span text:style-name="T23"> </text:span><text:span text:style-name="T21">termini</text:span><text:span text:style-name="T23"> </text:span><text:span text:style-name="T21">verranno</text:span><text:span text:style-name="T23"> </text:span><text:span text:style-name="T21">contrassegnati</text:span><text:span text:style-name="T23"> </text:span><text:span text:style-name="T21">all</text:span><text:span text:style-name="T23">’</text:span><text:span text:style-name="T21">interno</text:span><text:span text:style-name="T23"> </text:span><text:span text:style-name="T21">del</text:span><text:span text:style-name="T23"> </text:span><text:span text:style-name="T21">testo</text:span><text:span text:style-name="T23"> </text:span><text:span text:style-name="T21">con</text:span><text:span text:style-name="T23"> </text:span><text:span text:style-name="T21">un</text:span><text:span text:style-name="T23">’</text:span><text:span text:style-name="T21">apposita</text:span><text:span text:style-name="T23"> </text:span><text:span text:style-name="T21">sottolineatura.</text:span></text:p>
      <text:h text:style-name="P77" text:outline-level="2"><text:span text:style-name="T24">1.4 Riferimenti</text:span></text:h>
      <text:h text:style-name="P47" text:outline-level="3"><text:span text:style-name="T27">1.4.1 Normativi</text:span></text:h>
      <text:list xml:id="list1560707883" text:style-name="L1">
        <text:list-item>
          <text:p text:style-name="P60"><text:span text:style-name="T28">Documento di Analisi dei Requisiti, v 1.0 (Analisi_dei_requisiti_V1.0.pdf)</text:span></text:p>
        </text:list-item>
      </text:list>
      <text:h text:style-name="P47" text:outline-level="3"><text:span text:style-name="T28">1.4.2 Informativi</text:span></text:h>
      <text:p text:style-name="Text_20_body"><text:span text:style-name="T27"/></text:p>
      <text:h text:style-name="P73" text:outline-level="1"><text:span text:style-name="T24">2 Tecnologie</text:span></text:h>
      <text:p text:style-name="P59"><text:span text:style-name="T32">Questa sezione descriverà i linguaggi, le tecnologie e API utilizzate nello sviluppo dell'applicazione.</text:span></text:p>
      <text:h text:style-name="P80" text:outline-level="2"><text:span text:style-name="T32">2.1 Strumenti utilizzati</text:span></text:h>
      <text:h text:style-name="P48" text:outline-level="3"><text:span text:style-name="T32">2.1.1 HTML5</text:span></text:h>
      <text:p text:style-name="P27"><text:bookmark text:name="internal-source-marker_0.2266713574063033"/><text:span text:style-name="T51">Linguaggio markup per la progettazione delle pagine web. Nonostante sia ancora in fase di definizione è stato scelto perché offre nuovi comandi e funzionalità base più avanzate rispetto alle sue versioni precedenti. Tali funzionalità sarebbero altrimenti disponibili unicamente tramite plug-in o estensioni proprietarie specifiche del browser che si sta utilizzando. Una delle fundionalità principali utilizzate è il Canvas che, tramite l’ausilio di JavaScript, permette di creare animazioni o, nel caso specifico dell’applicazione oggetto dello stage, di disegnarvi all’interno.</text:span></text:p>
      <text:h text:style-name="P51" text:outline-level="3"><text:span text:style-name="T51">2.1.2 Javascript</text:span></text:h>
      <text:p text:style-name="P29"><text:span text:style-name="T34">Linguaggio di scripting orientato agli oggetti, interpretato e che viene comunemente utilizzato nei siti web. Questo linguaggio è utilizzato all’interno del progetto poiché permette una notevole interazione con l’elemento Canvas di HTML5 oltre che la definizione di funzioni in grado di interagire con il markup HTML. </text:span></text:p>
      <text:h text:style-name="P50" text:outline-level="3"><text:span text:style-name="T35">2.1.3 JQuery 1.7.2</text:span></text:h>
      <text:p text:style-name="P26"><text:span text:style-name="T51">Libreria di funzioni JavaScript, cross-browser per le applicazioni web e che permette una semplificazione della progettazione lato client delle pagine HTML. La libreria JQuery è stata scelta in quanto mette a disposizione molte funzioni utili per interagire in maniera efficiente con Canvas tramite eventi mouse e touch screen, oltre che ad altre funzioni base che velocizzano e semplificano numerose operazioni. </text:span></text:p>
      <text:h text:style-name="P51" text:outline-level="3"><text:span text:style-name="T51">2.1.4 JSON</text:span></text:h>
      <text:p text:style-name="P63"><text:span text:style-name="T51">JSON (JavaScript Object Notation) è un formato adatto per lo scambio dei dati in applicazioni client-server. Tale strumento è utilizzato per effettuare parsing di elementi da Javascript a stringa e viceversa. Verrà utilizzato all'interno dell'applicativo tramite la libreria Javascript JSON2.js e servirà per il salvataggio in memoria e ripristino delle pagine del canvas.</text:span></text:p>
      <text:h text:style-name="P51" text:outline-level="3"><text:span text:style-name="T51">2.1.5 Android SDK</text:span></text:h>
      <text:p text:style-name="P63"><text:span text:style-name="T51">Ambiente di sviluppo che permette di realizzare applicazioni Android e sarà quindi utilizzato, insieme a PhoneGap, per la realizzazione dell'applicativo mobile. </text:span></text:p>
      <text:h text:style-name="P51" text:outline-level="3"><text:span text:style-name="T36">2.1.6 Phonegap – Cordova 1.8.1</text:span></text:h>
      <text:p text:style-name="P63"><text:span text:style-name="T33">Framework mobile di sviluppo open source che permette di realizzare applicazioni mobile utilizzando JavaScript, HTML5 e CSS3 anziché i linguaggi nativi per gli </text:span><text:soft-page-break/><text:span text:style-name="T33">specifici dispositivi. </text:span><text:span text:style-name="T33">Tale</text:span><text:span text:style-name="T39"> </text:span><text:span text:style-name="T33">Framework</text:span><text:span text:style-name="T39"> </text:span><text:span text:style-name="T33">consente</text:span><text:span text:style-name="T39"> </text:span><text:span text:style-name="T33">infatti</text:span><text:span text:style-name="T39"> </text:span><text:span text:style-name="T33">di</text:span><text:span text:style-name="T39"> </text:span><text:span text:style-name="T33">realizzare</text:span><text:span text:style-name="T39"> </text:span><text:span text:style-name="T33">applicazioni</text:span><text:span text:style-name="T39"> </text:span><text:span text:style-name="T33">native</text:span><text:span text:style-name="T39"> </text:span><text:span text:style-name="T33">basate</text:span><text:span text:style-name="T39"> </text:span><text:span text:style-name="T33">interamente</text:span><text:span text:style-name="T39"> </text:span><text:span text:style-name="T33">sulle tecnologie sopraelencate,</text:span><text:span text:style-name="T37"> </text:span><text:span text:style-name="T33">fornendo</text:span><text:span text:style-name="T39"> </text:span><text:span text:style-name="T33">però</text:span><text:span text:style-name="T39"> </text:span><text:span text:style-name="T33">delle</text:span><text:span text:style-name="T39"> </text:span><text:span text:style-name="T33">API</text:span><text:span text:style-name="T39"> </text:span><text:span text:style-name="T33">in</text:span><text:span text:style-name="T39"> </text:span><text:span text:style-name="T33">grado</text:span><text:span text:style-name="T39"> </text:span><text:span text:style-name="T33">di</text:span><text:span text:style-name="T39"> </text:span><text:span text:style-name="T33">accedere</text:span><text:span text:style-name="T39"> </text:span><text:span text:style-name="T33">a</text:span><text:span text:style-name="T39"> </text:span><text:span text:style-name="T33">quelle</text:span><text:span text:style-name="T39"> </text:span><text:span text:style-name="T33">risorse</text:span><text:span text:style-name="T39"> </text:span><text:span text:style-name="T33">hardware</text:span><text:span text:style-name="T39"> </text:span><text:span text:style-name="T33">a</text:span><text:span text:style-name="T39"> </text:span><text:span text:style-name="T33">cui</text:span><text:span text:style-name="T39"> </text:span><text:span text:style-name="T33">normalmente non si potrebbe aver</text:span><text:span text:style-name="T39"> </text:span><text:span text:style-name="T33">accesso.</text:span><text:span text:style-name="T39"> Il risultato finale sarà quindi un'applicazione ibrida.</text:span></text:p>
      <text:h text:style-name="P81" text:outline-level="2"><text:span text:style-name="T41">2.2 API utilizzate</text:span></text:h>
      <text:h text:style-name="P49" text:outline-level="3"><text:span text:style-name="T41">2.2.1 Canvas 2D API</text:span></text:h>
      <text:p text:style-name="P28"><text:bookmark text:name="internal-source-marker_0.22667135740630331"/><text:span text:style-name="T54">HTML5 mette a disposizione un tag che permette di disegnare all’interno del browser ovvero, come già accennato, il tag &lt;canvas&gt;. Esso permette di disegnare forme, linee, renderizzare testo, importare immagini, manipolare pixel ed esportare il contenuto in un file statico. Il canvas viene dichiarato con la seguente sintassi:</text:span><text:span text:style-name="T52"><text:line-break/></text:span><text:span text:style-name="T53"><text:line-break/>&lt;canvas id = “cvs”&gt;&lt;/canvas&gt;</text:span></text:p>
      <text:p text:style-name="P28"><text:span text:style-name="T53"><text:line-break/><text:line-break/></text:span><text:span text:style-name="T54">Una volta dichiarato, avremo a disposizione un’area bianca di disegno. Per poter però accedere al </text:span><text:span text:style-name="T55">drawing context </text:span><text:span text:style-name="T54">e disegnare, dobbiamo utilizzare JavaScript:</text:span><text:span text:style-name="T52"><text:line-break/><text:line-break/></text:span><text:span text:style-name="T53">&lt;script&gt;<text:line-break/><text:tab/>var canvas = document.getElementById(“cvs”);</text:span></text:p>
      <text:p text:style-name="P28"><text:span text:style-name="T53"><text:tab/>var context = canvas.getContext(“2d”);</text:span></text:p>
      <text:p text:style-name="P28"><text:span text:style-name="T53">&lt;/script&gt;</text:span></text:p>
      <text:p text:style-name="P28"><text:span text:style-name="T53"><text:line-break/><text:line-break/></text:span><text:span text:style-name="T54">Il context è quindi il nostro accesso diretto all’area di disegno del canvas ovvero l’unico mezzo attraverso il quale è possibile disegnarvi all’interno. Sul context verranno quindi richiamati i vari metodi per tracciare forme e linee. Nello specifico per l’applicazione sviluppata si sono utilizzati i seguenti metodi: strokeStyle, beginPath, moveTo, lineTo, stroke, closePath.</text:span></text:p>
      <text:p text:style-name="P69">Sull’oggetto context verranno richiamati anche gli appositi metodi necessari a modificare dimensione e colore durante la stesua del tratto. Nel dettaglio di seguito è riportato un esempio di modifica della dimensione del tratto:</text:p>
      <text:p text:style-name="P64"/>
      <text:p text:style-name="P70">if(this.id == 'one'){</text:p>
      <text:p text:style-name="P68"><text:tab/><text:tab/>lineW = 1;</text:p>
      <text:p text:style-name="P68"><text:tab/><text:tab/>context.lineWidth = lineW;</text:p>
      <text:p text:style-name="P68"><text:tab/>}</text:p>
      <text:h text:style-name="P51" text:outline-level="3"><text:span text:style-name="T40">2.2.2 PhoneGap recording API</text:span></text:h>
      <text:p text:style-name="P63"><text:span text:style-name="T40">PhoneGap mette a disposizione delle API per poter accedere all'hardware del dispositivo mobile ed effettuare operazioni di registrazione dell'audio e salvataggio del file, in formato MP3, all'interno della memoria del dispositivo. Il metodo per la registrazione verrà richiamato su di un oggetto di tipo Media:</text:span></text:p>
      <text:p text:style-name="P65"><text:span text:style-name="T25"/></text:p>
      <text:p text:style-name="P65"><text:span text:style-name="T25">var mediaRec = new Media(src, onSuccess, onError)</text:span></text:p>
      <text:p text:style-name="P65"><text:span text:style-name="T25"/></text:p>
      <text:p text:style-name="P58"><text:span text:style-name="T25">Tale oggetto richiede in input un percorso </text:span><text:span text:style-name="T26">src </text:span><text:span text:style-name="T25">dove effettuare il salvataggio del file e dei parametri per la gestione degli errori. <text:line-break/></text:span><text:soft-page-break/><text:span text:style-name="T25">Per avviare la registrazione verrà richiamato il seguente metodo </text:span><text:span text:style-name="T42">mediaRec.startRecord(), </text:span><text:span text:style-name="T25">mentre per terminare dovrà essere richiamto il metodo </text:span><text:span text:style-name="T42">mediaRec.stopRecord().</text:span></text:p>
      <text:h text:style-name="P53" text:outline-level="3"><text:span text:style-name="T25">2.2.3 PhoneGap play API</text:span></text:h>
      <text:p text:style-name="P63"><text:span text:style-name="T30">Analogamente alle API per la registrazione dell'audio, PhoneGap ne mette a disposizione anche per effettuare la riproduzione di specifiche tracce in formato MP3. L'oggetto utilizzato per effettuare la riproduzione sarà sempre un oggetto di timo </text:span><text:span text:style-name="T31">media </text:span><text:span text:style-name="T30">con in input una variabile </text:span><text:span text:style-name="T31">src </text:span><text:span text:style-name="T30">per indicare la fonte da cui leggere l'audio. I metodi per la riproduzione e pausa sono poi i seguenti:</text:span></text:p>
      <text:p text:style-name="P67"><text:span text:style-name="T25"/></text:p>
      <text:p text:style-name="P67"><text:span text:style-name="T25">myMedia.play();</text:span></text:p>
      <text:p text:style-name="P67"><text:span text:style-name="T25">myMedia.Pause();</text:span></text:p>
      <text:p text:style-name="P67"><text:span text:style-name="T25"/></text:p>
      <text:h text:style-name="P52" text:outline-level="3"><text:span text:style-name="T25">2.2.4 PhoneGap getPicture API</text:span></text:h>
      <text:p text:style-name="P63"><text:span text:style-name="T30">PhoneGap mette a disposizione la possibilità di accedere direttamente alla memoria del dispositivo per poter caricare immagini all'interno della propria applicazione. Il caricamento avverrà tramite l'apertura dell'applicazione galleria, selezionando l'immagine interessata. Il metodo per effettuare tali operazioni è il seguente:</text:span></text:p>
      <text:p text:style-name="P63"><text:span text:style-name="T30"/></text:p>
      <text:p text:style-name="P66"><text:span text:style-name="T25">navigator.camera.getPicture(canvasManager.onPhotoURISuccess, <text:tab/>canvasManager.onFail, { quality: 50, destinationType: <text:tab/>navigator.camera.DestinationType.FILE_URI, sourceType: <text:tab/>navigator.camera.PictureSourceType.PHOTOLIBRARY });</text:span></text:p>
      <text:p text:style-name="P66"><text:span text:style-name="T25"/></text:p>
      <text:p text:style-name="P58"><text:span text:style-name="T25">Tramite l'indicazione della fonte </text:span><text:span text:style-name="T26">PHOTOLIBRARY </text:span><text:span text:style-name="T25">verrà indicato quindi che la fonte delle immagini è la libreria fotografica. Il metodo infatti mette anche a disposizione il caricamento tramite immagine scattata dalla fotocamera.</text:span></text:p>
      <text:h text:style-name="P52" text:outline-level="3"><text:span text:style-name="T25">2.2.5 PhoneGap saveFile e readFile API</text:span></text:h>
      <text:p text:style-name="P63"><text:span text:style-name="T30">Tra le API disponibili ve ne sono anche alcune dedicate alla lettura e scrittura di file all'interno della memoria del dispositivo. E' infatti possibile effettuare delle chiamate a funzioni che esplorano la memoria del dispositivo, cercano determinati file e se questi non sono presenti vengono creati e salvati con un apposito contenuto. La funzione per effetture queste operazioni è la seguente:</text:span></text:p>
      <text:p text:style-name="P67"><text:span text:style-name="T25"/></text:p>
      <text:p text:style-name="P67"><text:span text:style-name="T25">window.requestFileSystem(LocalFileSystem.PERSISTENT, 0, saveFile.gotFS, saveFile.failW);</text:span></text:p>
      <text:p text:style-name="P67"><text:span text:style-name="T25"/></text:p>
      <text:p text:style-name="P63"><text:span text:style-name="T30">E' poi possibile anche selezionare i file per effettuarne la lettura del loro contenuto e riutilizzarlo all'interno dell'applicativo. Tale funzione è la seguente:</text:span></text:p>
      <text:p text:style-name="P63"><text:span text:style-name="T30"/></text:p>
      <text:p text:style-name="P67"><text:span text:style-name="T25">window.requestFileSystem(LocalFileSystem.PERSISTENT, 0, readFile.gotFS, readFile.failR);</text:span></text:p>
      <text:p text:style-name="P63"><text:span text:style-name="T30"/></text:p>
      <text:h text:style-name="P74" text:outline-level="1"><text:span text:style-name="T29">3 Specifica dei componenti</text:span></text:h>
      <text:h text:style-name="P76" text:outline-level="2"><text:span text:style-name="T43">3.1 </text:span><text:span text:style-name="T44">self</text:span></text:h>
      <text:p text:style-name="Text_20_body"><text:span text:style-name="T44">Classe che si occupa di appendere gli eventListener ai vari elementi interattivi dell'applicazione. </text:span></text:p>
      <text:p text:style-name="P30"/>
      <text:h text:style-name="P78" text:outline-level="2">3.2 trackDrawer</text:h>
      <text:p text:style-name="P61"><text:span text:style-name="T47">Classe che si occupa di definire le funzioni che disegnano all'interno del canvas la linea continua, nonché la registrano le coordinate dei punti tracciati.</text:span></text:p>
      <text:h text:style-name="P47" text:outline-level="3"><text:span text:style-name="T47">3.2.1 Metodi</text:span></text:h>
      <text:list xml:id="list2139473244" text:style-name="L2">
        <text:list-item>
          <text:p text:style-name="P31"><text:span text:style-name="T56">preDraw: function(event)</text:span><text:line-break/>Al verificarsi dell'evento touchStart, la classe prepara le operazioni di disegno all'interno del canvas</text:p>
        </text:list-item>
        <text:list-item>
          <text:p text:style-name="P31"><text:span text:style-name="T56">draw: function(event)</text:span><text:line-break/>La funzione prende le coordinate derivanti dal verificarsi dell'evento touchMove ed invoca il metodo move per tracciare le linee. Al suo interno viene effettuata anche la registrazione, in un apposito array, di tutte le coordinate dei punti tracciati all'interno del canvas</text:p>
        </text:list-item>
        <text:list-item>
          <text:p text:style-name="P31"><text:span text:style-name="T56">move: function(i, changeX, changeY)</text:span><text:line-break/>Funzione che effettua il tracciamento dei tratti da un punto A ad un punto B</text:p>
          <text:p text:style-name="P31"/>
        </text:list-item>
      </text:list>
      <text:p text:style-name="P32"/>
      <text:h text:style-name="P79" text:outline-level="2">3.3 trackTools</text:h>
      <text:p text:style-name="Text_20_body"><text:span text:style-name="T47">Classe che contiene al suo interno i metodi per poter modificare il tratto della linea tracciata dall'applicazione.</text:span></text:p>
      <text:h text:style-name="P47" text:outline-level="3"><text:span text:style-name="T47">3.3.1 Metodi</text:span></text:h>
      <text:list xml:id="list1176380179" text:style-name="L3">
        <text:list-item>
          <text:p text:style-name="P37">selectTool: function(event)</text:p>
          <text:p text:style-name="P43">Funzione che permette di cambiare lo strumento di disegno attualmente utilizzato</text:p>
        </text:list-item>
        <text:list-item>
          <text:p text:style-name="P37">changeColor: function(event)<text:line-break/><text:span text:style-name="T45">Funzione che permette di cambiare il colore del tratto</text:span></text:p>
        </text:list-item>
        <text:list-item>
          <text:p text:style-name="P37">changeSize: function(event)<text:line-break/><text:span text:style-name="T45">Funzione che permette di cambiare lo spessore del tratto</text:span></text:p>
        </text:list-item>
      </text:list>
      <text:p text:style-name="P32"/>
      <text:h text:style-name="P79" text:outline-level="2">3.4 audioManager</text:h>
      <text:p text:style-name="Text_20_body"><text:span text:style-name="T47">Classe che si occupa di effettuare le operazioni di registrazione e riproduzione dell'audio in sincronia con la stesura del tratti su canvas.</text:span></text:p>
      <text:h text:style-name="P47" text:outline-level="3"><text:soft-page-break/><text:span text:style-name="T47">3.4.1 Metodi</text:span></text:h>
      <text:list xml:id="list1691944598" text:style-name="L4">
        <text:list-item>
          <text:p text:style-name="P38">recordAudioStart: function()<text:line-break/><text:span text:style-name="T45">Funzione che avvia la registrazione della traccia audio. Verrà effettuata anche la registrazione delle informazioni della specifica tracci audio all'interno di un array</text:span></text:p>
        </text:list-item>
        <text:list-item>
          <text:p text:style-name="P38">recordAudioStop: function()<text:line-break/><text:span text:style-name="T45">Funzione che termina la registrazione della traccia audio </text:span></text:p>
        </text:list-item>
        <text:list-item>
          <text:p text:style-name="P38">onSuccess: function()<text:line-break/><text:span text:style-name="T45">Messaggio restituito al termine di una corretta operazione di lettura o registrazione del file audio</text:span></text:p>
        </text:list-item>
        <text:list-item>
          <text:p text:style-name="P38">onError: function(error)<text:line-break/><text:span text:style-name="T45">Messaggio restituito al verificarsi di un errore durante le operazioni di lettura o scrittura</text:span></text:p>
        </text:list-item>
        <text:list-item>
          <text:p text:style-name="P38">playAudioDraw: function()<text:line-break/><text:span text:style-name="T45">Funzione che si occupa di riprodurre la traccia audio e nel contempo disegnare in maniera sincrona i tratti all'interno del canvas. La funzione si occuperà delle operazioni di preparazione del canvas e delle tracce audio da riprodurre, richiamando poi la funzione sincroDraw per il disegno effettivo del tratto</text:span></text:p>
        </text:list-item>
        <text:list-item>
          <text:p text:style-name="P38">sincroDraw: function(x, a, c)<text:line-break/><text:span text:style-name="T45">Funzione che si occupa di disegnare nel canvas i tratti necessari durante la riproduzione della tracci audio </text:span></text:p>
        </text:list-item>
        <text:list-item>
          <text:p text:style-name="P38">defMediaList: function()<text:line-break/><text:span text:style-name="T45">Funzione che definisce, al momento del cambio pagina, la lista dei brani da riprodurre</text:span></text:p>
        </text:list-item>
      </text:list>
      <text:p text:style-name="P32"/>
      <text:h text:style-name="P79" text:outline-level="2">3.5 canvasManager</text:h>
      <text:p text:style-name="Text_20_body"><text:span text:style-name="T47">Classe che si occupa di fornire alcune operazioni basilari ed essenziali riguardanti l'interazione con il canvas. </text:span></text:p>
      <text:h text:style-name="P47" text:outline-level="3"><text:span text:style-name="T47">3.5.1 Metodi</text:span></text:h>
      <text:list xml:id="list1137238186" text:style-name="L5">
        <text:list-item>
          <text:p text:style-name="P39">clearCanvas: function(event)<text:line-break/><text:span text:style-name="T45">Funzione che si occupa di ripulire il canvas corrente da eventuali elementi disegnati su di esso. L'operazione si occupa anche di svuotare gli array contenenti le coordinate dei punti precedentemente tracciati</text:span> </text:p>
        </text:list-item>
        <text:list-item>
          <text:p text:style-name="P39">loadNewImg: function(event)<text:line-break/><text:span text:style-name="T45">Funzione che si occupa di avviare il caricamento all'interno del canvass di un'immagine presente all'interno della memoria del dispositivo</text:span> </text:p>
        </text:list-item>
        <text:list-item>
          <text:p text:style-name="P39">onPhotoURISuccess: function(imageURI)</text:p>
          <text:p text:style-name="P39"><text:span text:style-name="T45">Funzione che si occupa di disegnare all'interno del canvas l'immagine precedentemente selezionata dalla funzione loadNewImage</text:span> <text:s/></text:p>
        </text:list-item>
        <text:list-item>
          <text:p text:style-name="P39">onFail: function(message) <text:s/></text:p>
          <text:p text:style-name="P44">Funzione utilizzata per segnalare eventuali errori nel caricamento dell'immagine<text:span text:style-name="T56"> </text:span></text:p>
        </text:list-item>
        <text:list-item>
          <text:p text:style-name="P39">copyArray: function(event)<text:line-break/><text:span text:style-name="T45">Funzione che si occupa di copiare il contenuto dell'array principale dei tratti nell'array secondario di supporto</text:span> </text:p>
        </text:list-item>
        <text:list-item>
          <text:p text:style-name="P39">copyArrayInv: function(event)<text:line-break/><text:span text:style-name="T45">Funzione che si occupa</text:span> <text:span text:style-name="T45">di copiare il contenuto dell'array ausiliario dei tratti nell'array principale</text:span></text:p>
        </text:list-item>
        <text:list-item>
          <text:p text:style-name="P33"><text:soft-page-break/><text:span text:style-name="T56">reDraw: function(event)</text:span> <text:line-break/>Funzione che si occupa di ridisegnare, al partire da un array di punti, tutti i tratti di uno specifico canvas</text:p>
        </text:list-item>
      </text:list>
      <text:p text:style-name="P32"/>
      <text:h text:style-name="P79" text:outline-level="2">3.6 history</text:h>
      <text:p text:style-name="Text_20_body"><text:span text:style-name="T47">Classe che si occupa di fornire le funzioni necessarie ad annullare e ripristinare un dato tratto disegnato all'interno del canvas.</text:span></text:p>
      <text:h text:style-name="P52" text:outline-level="3">3.6.1 Metodi</text:h>
      <text:list xml:id="list1212362023" text:style-name="L6">
        <text:list-item>
          <text:p text:style-name="P40">unDoLine: function(event) </text:p>
          <text:p text:style-name="P34">Metodo che annulla l'ultima linea tracciata all'interno del canvas, a patto che ve ne fosse stata disegnata almeno una</text:p>
        </text:list-item>
        <text:list-item>
          <text:p text:style-name="P34"><text:span text:style-name="T56">reDo: function(event)</text:span><text:line-break/>Metodo che ripete l'ultima linea tracciata all'interno del canvas, a patto che ve ne fosse stata disegnata almeno una e che questa fosse stata cancellata</text:p>
        </text:list-item>
      </text:list>
      <text:p text:style-name="P32"/>
      <text:h text:style-name="P79" text:outline-level="2">3.7 navigatorTools</text:h>
      <text:p text:style-name="Text_20_body"><text:span text:style-name="T45">Classe che si occupa di esplorare le varie pagine dei canvas a disposizione dell'utente</text:span></text:p>
      <text:h text:style-name="P52" text:outline-level="3">3.7.1 Metodi</text:h>
      <text:list xml:id="list282163118" text:style-name="L7">
        <text:list-item>
          <text:p text:style-name="P41">precPage: function()</text:p>
          <text:p text:style-name="P35">Operazione che permette di visualizzare la pagina precedente a quella attuale, a patto che essa esista. Verrà quindi ripulito il canvas e caricato l'array di tratti richiesto</text:p>
        </text:list-item>
        <text:list-item>
          <text:p text:style-name="P35"><text:span text:style-name="T56">sucPage: function()</text:span></text:p>
          <text:p text:style-name="P35"><text:span text:style-name="T45">Operazione che permette di visualizzare la pagina successiva a quella attuale, a patto che essa esista. Verrà quindi ripulito il canvas e caricato l'array di tratti richiesto. Se questo non dovesse esistere, il canvas verrà ripulito e fornita una nuova pagina</text:span> </text:p>
        </text:list-item>
      </text:list>
      <text:p text:style-name="P32"/>
      <text:h text:style-name="P54" text:outline-level="3">3.8 saveFile</text:h>
      <text:p text:style-name="P62"><text:span text:style-name="T46">Classe che si occupa delle operazioni di salvataggio all'interno di un file di testo degli array dei tratti e degli array delle tracce audio.</text:span></text:p>
      <text:h text:style-name="P52" text:outline-level="3">3.8.1 Metodi</text:h>
      <text:list xml:id="list1850275665" text:style-name="L8">
        <text:list-item>
          <text:p text:style-name="P42">saveCanvas: function(event)<text:line-break/><text:span text:style-name="T45">Funzione che avvia il salvataggio degli array dei tratti all'interno dell'apposito file di testo. Chiamerà la funzione gotFS per verificarne l'esistenza</text:span></text:p>
        </text:list-item>
        <text:list-item>
          <text:p text:style-name="P42">gotFS: function(fileSystem) <text:line-break/><text:span text:style-name="T45">Funzione che verifica l'esistenza del file che si andrà a scrivere e richiamerà la funzione di scrittura. Se non esiste verrà creato</text:span></text:p>
        </text:list-item>
        <text:list-item>
          <text:p text:style-name="P42">gotFileEntry: function(fileEntry) <text:line-break/><text:span text:style-name="T45">Funzione che si occupa della conversione da array ad oggetto JSON stringa degli array contenenti le informazioni degli array dei tratti e tracce audio. La </text:span><text:soft-page-break/><text:span text:style-name="T45">funzione si occupa poi di scrivere tali oggetti JSON stringa all'interno dell'apposito file</text:span> </text:p>
        </text:list-item>
        <text:list-item>
          <text:p text:style-name="P36"><text:span text:style-name="T56">failW: function(error)</text:span></text:p>
          <text:p text:style-name="P36"><text:span text:style-name="T45">Funzione che si occupa di segnalare eventuali errori durante la scrittura all'interno del file di salvataggio</text:span><text:span text:style-name="T56"> </text:span><text:s/></text:p>
        </text:list-item>
      </text:list>
      <text:p text:style-name="P32"/>
      <text:p text:style-name="P32">var readFile</text:p>
      <text:p text:style-name="P32">oadCanvas: function(event) </text:p>
      <text:p text:style-name="P32">gotFS: function(fileSystem) </text:p>
      <text:p text:style-name="P32">gotFileEntry: function(fileEntry) <text:s/></text:p>
      <text:p text:style-name="P45"><text:span text:style-name="T60">failR: function(ev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urier New" svg:font-family="'Courier New'"/>
    <style:font-face style:name="OpenSymbol" svg:font-family="OpenSymbol"/>
    <style:font-face style:name="Times1" svg:font-family="Times"/>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9pt" style:font-size-asian="9pt" style:font-name-complex="Arial" style:font-size-complex="9pt"/>
    </style:style>
    <style:style style:name="MP2" style:family="paragraph" style:parent-style-name="Header">
      <style:text-properties style:font-name="Times New Roman"/>
    </style:style>
    <style:style style:name="MP3" style:family="paragraph" style:parent-style-name="Footer">
      <style:text-properties fo:font-size="10pt" style:font-size-asian="10pt" style:font-size-complex="10pt"/>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style:font-name="Times New Roman" fo:font-size="9pt" style:font-size-asian="9pt" style:font-size-complex="9pt"/>
    </style:style>
    <style:style style:name="MT4" style:family="text">
      <style:text-properties style:font-name="Times New Roman" fo:font-size="9pt" style:font-name-asian="Arial" style:font-size-asian="9pt" style:font-name-complex="Arial" style:font-size-complex="9pt"/>
    </style:style>
    <style:style style:name="MT5" style:family="text">
      <style:text-properties style:font-name="Times New Roman" fo:font-size="9pt" style:font-size-asian="9pt" style:font-name-complex="Arial" style:font-size-complex="9pt"/>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ecifica tecnica</text:p>
        <text:p text:style-name="MP2"><text:span text:style-name="MT1">Versione:</text:span><text:span text:style-name="MT2"> </text:span><text:span text:style-name="MT1">1.0</text:span></text:p>
        <text:p text:style-name="MP2"><text:span text:style-name="MT1">Mail:</text:span><text:span text:style-name="MT2"> </text:span><text:span text:style-name="MT1">gquadrio@gmail.com</text:span></text:p>
      </style:header>
      <style:footer>
        <text:p text:style-name="MP3">Specifica tecnica<text:tab/><text:tab/><text:span text:style-name="MT3"><text:page-number text:select-page="current">1</text:page-number></text:span><text:span text:style-name="MT4"> </text:span><text:span text:style-name="MT5">di</text:span><text:span text:style-name="MT4"> </text:span><text:span text:style-name="MT3"><text:page-count style:num-format="1">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6:36:54</meta:creation-date>
    <dc:date>2012-07-25T18:10:54</dc:date>
    <meta:editing-duration>PT7H55M55S</meta:editing-duration>
    <meta:editing-cycles>39</meta:editing-cycles>
    <meta:generator>LibreOffice/3.4$Unix LibreOffice_project/340m1$Build-402</meta:generator>
    <meta:document-statistic meta:table-count="1" meta:image-count="0" meta:object-count="0" meta:page-count="11" meta:paragraph-count="178" meta:word-count="2122" meta:character-count="14934" meta:non-whitespace-character-count="12978"/>
  </office:meta>
</office:document-meta>
</file>